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25/10</text:p>
      <text:p text:style-name="P1"/>
      <text:p text:style-name="P2">Adrian absent</text:p>
      <text:p text:style-name="P2"/>
      <text:p text:style-name="P2">Risk assessment has been completed</text:p>
      <text:p text:style-name="P2"/>
      <text:p text:style-name="P2">Details of the different pages: </text:p>
      <text:p text:style-name="P2"/>
      <text:p text:style-name="P2">A register/login page, contains a username and password field along with a login button and an option to register. This button will take you to a separate page where you are able to create a new account.</text:p>
      <text:p text:style-name="P2"/>
      <text:p text:style-name="P2">When you login you are taken to a view of your monster farm. Details of your account are at the top of the page, a list of your monsters is displayed on the left hand side. A notifications area is also displayed. The right hand side of the page displays a list of your friends along with the amount of money they have. An option to add a new friend is at the bottom of this list. Clicking on a friend will change the monster list to that of your friend. You can then select a monster from the list and and make an offer.</text:p>
      <text:p text:style-name="P2"/>
      <text:p text:style-name="P2">If you make an offer, a new screen will open up that allows you to select your own monster that is the other part of that offer.</text:p>
      <text:p text:style-name="P2"/>
      <text:p text:style-name="P2">The friends list can be sorted either alphabetically or in order of total money earned</text:p>
      <text:p text:style-name="P2"/>
      <text:p text:style-name="P2">There will also be an account management page where you can unregister or change your password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1:14:24.20</meta:creation-date>
    <meta:document-statistic meta:table-count="0" meta:image-count="0" meta:object-count="0" meta:page-count="1" meta:paragraph-count="9" meta:word-count="214" meta:character-count="1124"/>
    <dc:date>2012-10-29T11:28:06.70</dc:date>
    <meta:editing-duration>PT13M43S</meta:editing-duration>
    <meta:editing-cycles>1</meta:editing-cycles>
    <meta:generator>OpenOffice.org/3.4$Win32 OpenOffice.org_project/340m1$Build-9590</meta:generator>
  </office:meta>
</office:document-meta>
</file>